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200%" fo:text-indent="0cm" style:auto-text-indent="true"/>
      <style:text-properties style:font-name="Arial" fo:language="es" fo:country="ES"/>
    </style:style>
    <style:style style:name="P2" style:family="paragraph" style:parent-style-name="Standard">
      <style:paragraph-properties fo:margin-left="0cm" fo:margin-right="0cm" fo:line-height="200%" fo:text-indent="0cm" style:auto-text-indent="tru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último hombre en la última ciudad. La última luz de la calle, custodiada por un mendigo hambriento, aferrado a un poste, como si los demás hurgáramos la oscuridad, como si fuéramos bestias. Enfrenta el silencio y la burla de los vecinos, atormentado por la crueldad nocturna de los otros mendigos. Guarda el último farol de la ciudad, donde aún queda el último bombillo encendido. Lo protege de los chiquillos y de los idiotas, de las balas y las piedras.</text:p>
      <text:p text:style-name="P1">El último hombre, nos mira con desespero. Suplica piedad.</text:p>
      <text:p text:style-name="P1">Lo apedrean y lo castigan por su tenacidad. Llora con gritos y escupidas. Lanza piedras, blande un palo seco. Con su balbuceante silencio, con su violencia y su bombillo, nos predica días antiguos, días de amigos y familia, de noches y risas. El presente no tiene futuro.</text:p>
      <text:p text:style-name="P2">Todas las mañanas lo vemos adormecido bajo el farol. A veces lo despierta un medrugo de pan, o un plato con comida vieja. La gente lo cuida en secreto, lo apedrea en público.</text:p>
      <text:p text:style-name="P2">Al anochecer enciende la luz de la esquina. Es una esquina mediocre. Lejos del parque, lejos del mercado. </text:p>
      <text:p text:style-name="P2">Pronto la última gota de petróleo dejará de producir electricidad. El farol se convertirá en una reliquia falsa, en un conglomerado de vidrio y metal y el último hombre perecerá en las sombras. Entonces será cuando habrá muerto nuestra civilización. Cuando estaremos sepultados bajo enormes siglos de ignorancia y guerr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1T15:17:20.25</meta:creation-date>
    <dc:date>2011-10-01T19:49:25.98</dc:date>
    <meta:editing-duration>PT42M58S</meta:editing-duration>
    <meta:editing-cycles>20</meta:editing-cycles>
    <meta:generator>LibreOffice/3.3$Win32 LibreOffice_project/330m19$Build-6</meta:generator>
    <meta:document-statistic meta:table-count="0" meta:image-count="0" meta:object-count="0" meta:page-count="1" meta:paragraph-count="6" meta:word-count="237" meta:character-count="1387"/>
  </office:meta>
</office:document-meta>
</file>